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font-weight="bold" style:font-weight-asian="bold" style:font-size-complex="12pt" style:font-weight-complex="bold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size-complex="12pt"/>
    </style:style>
    <style:style style:name="P9" style:family="paragraph" style:parent-style-name="List_20_Paragraph">
      <style:paragraph-properties fo:margin-left="0.25in" fo:margin-right="0in" fo:text-indent="0in" style:auto-text-indent="false"/>
    </style:style>
    <style:style style:name="P10" style:family="paragraph" style:parent-style-name="List_20_Paragraph">
      <style:paragraph-properties fo:margin-left="0.25in" fo:margin-right="0in" fo:text-indent="0in" style:auto-text-indent="false"/>
      <style:text-properties fo:font-weight="bold" style:font-weight-asian="bold" style:font-size-complex="12pt"/>
    </style:style>
    <style:style style:name="P11" style:family="paragraph" style:parent-style-name="List_20_Paragraph">
      <style:paragraph-properties fo:margin-left="0.25in" fo:margin-right="0in" fo:text-indent="0in" style:auto-text-indent="false"/>
      <style:text-properties fo:font-weight="bold" style:font-weight-asian="bold" style:font-size-complex="12pt" style:font-weight-complex="bold"/>
    </style:style>
    <style:style style:name="P12" style:family="paragraph" style:parent-style-name="List_20_Paragraph">
      <style:paragraph-properties fo:margin-left="0.25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List_20_Paragraph">
      <style:text-properties fo:font-weight="bold" style:font-weight-asian="bold" style:font-size-complex="12pt"/>
    </style:style>
    <style:style style:name="P14" style:family="paragraph" style:parent-style-name="List_20_Paragraph">
      <style:text-properties style:font-size-complex="12pt"/>
    </style:style>
    <style:style style:name="P15" style:family="paragraph" style:parent-style-name="List_20_Paragraph">
      <style:paragraph-properties fo:margin-left="0.5835in" fo:margin-right="0in" fo:text-indent="0in" style:auto-text-indent="false"/>
    </style:style>
    <style:style style:name="P16" style:family="paragraph" style:parent-style-name="List_20_Paragraph">
      <style:paragraph-properties fo:margin-left="0.5835in" fo:margin-right="0in" fo:text-indent="0in" style:auto-text-indent="false"/>
      <style:text-properties fo:color="#171717" style:font-name="Consolas" fo:font-weight="bold" style:font-weight-asian="bold" style:font-weight-complex="bold"/>
    </style:style>
    <style:style style:name="P17" style:family="paragraph" style:parent-style-name="List_20_Paragraph">
      <style:paragraph-properties fo:margin-left="0.5835in" fo:margin-right="0in" fo:text-indent="0in" style:auto-text-indent="false"/>
      <style:text-properties fo:font-weight="bold" style:font-weight-asian="bold" style:font-weight-complex="bold"/>
    </style:style>
    <style:style style:name="P18" style:family="paragraph" style:parent-style-name="List_20_Paragraph">
      <style:paragraph-properties fo:margin-left="0.5in" fo:margin-right="0in" fo:text-indent="0in" style:auto-text-indent="false"/>
      <style:text-properties fo:font-weight="bold" style:font-weight-asian="bold" style:font-size-complex="12pt"/>
    </style:style>
    <style:style style:name="P19" style:family="paragraph" style:parent-style-name="List_20_Paragraph">
      <style:paragraph-properties fo:margin-left="0.5in" fo:margin-right="0in" fo:text-indent="0in" style:auto-text-indent="false"/>
      <style:text-properties fo:font-weight="bold" style:font-weight-asian="bold" style:font-size-complex="12pt" style:font-weight-complex="bold"/>
    </style:style>
    <style:style style:name="P20" style:family="paragraph" style:parent-style-name="List_20_Paragraph">
      <style:paragraph-properties fo:margin-left="0.8335in" fo:margin-right="0in" fo:text-indent="0in" style:auto-text-indent="false"/>
      <style:text-properties style:font-size-complex="12pt"/>
    </style:style>
    <style:style style:name="P21" style:family="paragraph" style:parent-style-name="List_20_Paragraph">
      <style:paragraph-properties fo:margin-left="0in" fo:margin-right="0in" fo:text-indent="0in" style:auto-text-indent="false"/>
    </style:style>
    <style:style style:name="P22" style:family="paragraph" style:parent-style-name="List_20_Paragraph">
      <style:paragraph-properties fo:margin-left="0.3335in" fo:margin-right="0in" fo:text-indent="0.1665in" style:auto-text-indent="false"/>
      <style:text-properties fo:font-weight="bold" style:font-weight-asian="bold" style:font-size-complex="12pt"/>
    </style:style>
    <style:style style:name="P23" style:family="paragraph" style:parent-style-name="Text_20_body" style:master-page-name="Standard">
      <style:paragraph-properties style:page-number="auto"/>
    </style:style>
    <style:style style:name="P24" style:family="paragraph" style:parent-style-name="List_20_Paragraph" style:list-style-name="WWNum1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25" style:family="paragraph" style:parent-style-name="List_20_Paragraph" style:list-style-name="WWNum1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List_20_Paragraph" style:list-style-name="WWNum2"/>
    <style:style style:name="P27" style:family="paragraph" style:parent-style-name="List_20_Paragraph" style:list-style-name="WWNum3">
      <style:text-properties fo:font-weight="bold" style:font-weight-asian="bold" style:font-size-complex="12pt"/>
    </style:style>
    <style:style style:name="P28" style:family="paragraph" style:parent-style-name="List_20_Paragraph" style:list-style-name="WWNum4">
      <style:text-properties fo:font-weight="bold" style:font-weight-asian="bold" style:font-size-complex="12pt"/>
    </style:style>
    <style:style style:name="P29" style:family="paragraph" style:parent-style-name="List_20_Paragraph" style:list-style-name="WWNum4">
      <style:text-properties fo:font-weight="bold" style:font-weight-asian="bold" style:font-size-complex="12pt" style:font-weight-complex="bold"/>
    </style:style>
    <style:style style:name="P30" style:family="paragraph" style:parent-style-name="List_20_Paragraph" style:list-style-name="WWNum5">
      <style:text-properties fo:font-weight="bold" style:font-weight-asian="bold" style:font-size-complex="12pt" style:font-weight-complex="bold"/>
    </style:style>
    <style:style style:name="P31" style:family="paragraph" style:parent-style-name="List_20_Paragraph" style:list-style-name="WWNum6">
      <style:text-properties fo:font-weight="bold" style:font-weight-asian="bold" style:font-size-complex="12pt" style:font-weight-complex="bold"/>
    </style:style>
    <style:style style:name="P32" style:family="paragraph" style:parent-style-name="List_20_Paragraph" style:list-style-name="WWNum7">
      <style:text-properties fo:font-weight="bold" style:font-weight-asian="bold" style:font-size-complex="12pt" style:font-weight-complex="bold"/>
    </style:style>
    <style:style style:name="P33" style:family="paragraph" style:parent-style-name="List_20_Paragraph">
      <style:paragraph-properties fo:margin-left="0.5835in" fo:margin-right="0in" fo:text-indent="0in" style:auto-text-indent="false"/>
      <style:text-properties fo:color="#171717" style:font-name="Consolas" fo:font-weight="bold" style:font-weight-asian="bold" style:font-weight-complex="bold"/>
    </style:style>
    <style:style style:name="T1" style:family="text">
      <style:text-properties fo:font-size="18pt" fo:language="en" fo:country="US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font-weight="bold" style:font-weight-asian="bold" style:font-name-complex="Segoe UI1" style:font-weight-complex="bold"/>
    </style:style>
    <style:style style:name="T8" style:family="text">
      <style:text-properties style:font-name="Consolas" style:font-name-complex="Segoe UI1"/>
    </style:style>
    <style:style style:name="T9" style:family="text">
      <style:text-properties style:text-position="super 58%" style:font-name="Consolas" fo:font-size="9pt" style:font-size-asian="9pt" style:font-name-complex="Segoe UI1" style:font-size-complex="9pt"/>
    </style:style>
    <style:style style:name="T10" style:family="text">
      <style:text-properties fo:color="#171717" style:font-name="Consolas" fo:font-weight="bold" style:font-weight-asian="bold" style:font-weight-complex="bold"/>
    </style:style>
    <style:style style:name="T11" style:family="text">
      <style:text-properties fo:color="#171717" style:font-name="Segoe UI" style:font-name-complex="Segoe UI1"/>
    </style:style>
    <style:style style:name="T12" style:family="text">
      <style:text-properties fo:color="#ff0000" fo:font-weight="bold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407410081 </text:span><text:span text:style-name="T2">余書齊 project1: scanner</text:span></text:p>
      <text:p text:style-name="P5"><text:bookmark text:name="_GoBack"/>C_subset_description:</text:p>
      <text:p text:style-name="P5">(以下為我自己寫的g檔所涵蓋的subset)</text:p>
      <text:list xml:id="list1044435" text:style-name="WWNum1">
        <text:list-item>
          <text:p text:style-name="P24">Keyword (關鍵字): </text:p>
        </text:list-item>
      </text:list>
      <text:p text:style-name="P1">關鍵字我上網找了C的所有關鍵字，為以下的字</text:p>
      <text:p text:style-name="Standard"><text:span text:style-name="HTML_20_Code"><text:span text:style-name="T6">auto, break, case, char, const, continue, default, do, double,else, enum, extern, float, for, goto, if,</text:span></text:span><text:span text:style-name="T8"> </text:span><text:span text:style-name="HTML_20_Code"><text:span text:style-name="T6">inline,</text:span></text:span><text:span text:style-name="T8"> </text:span><text:span text:style-name="HTML_20_Code"><text:span text:style-name="T6">int, long, register,</text:span></text:span><text:span text:style-name="T8"> </text:span><text:span text:style-name="HTML_20_Code"><text:span text:style-name="T6">restrict,</text:span></text:span><text:span text:style-name="T9">， </text:span><text:span text:style-name="HTML_20_Code"><text:span text:style-name="T6">return, short,</text:span></text:span><text:span text:style-name="T8"> </text:span><text:span text:style-name="HTML_20_Code"><text:span text:style-name="T6">signed,</text:span></text:span><text:span text:style-name="T8"> </text:span><text:span text:style-name="HTML_20_Code"><text:span text:style-name="T6">sizeof,</text:span></text:span><text:span text:style-name="T8"> </text:span><text:span text:style-name="HTML_20_Code"><text:span text:style-name="T6">static,struct,</text:span></text:span><text:span text:style-name="T8"> </text:span><text:span text:style-name="HTML_20_Code"><text:span text:style-name="T6">switch, typedef,</text:span></text:span><text:span text:style-name="T8"> </text:span><text:span text:style-name="HTML_20_Code"><text:span text:style-name="T6">union,</text:span></text:span><text:span text:style-name="T8"> </text:span><text:span text:style-name="HTML_20_Code"><text:span text:style-name="T6">unsigned,</text:span></text:span><text:span text:style-name="T8"> </text:span><text:span text:style-name="HTML_20_Code"><text:span text:style-name="T6">void,</text:span></text:span><text:span text:style-name="T8"> </text:span><text:span text:style-name="HTML_20_Code"><text:span text:style-name="T6">volatile, while,</text:span></text:span><text:a xlink:type="simple" xlink:href="https://docs.microsoft.com/zh-tw/cpp/c-language/alignment-c?view=msvc-160#alignas-and-_alignas-c11" text:style-name="ListLabel_20_5" text:visited-style-name="ListLabel_20_5"><text:span text:style-name="HTML_20_Code"><text:span text:style-name="T7">_Alignas</text:span></text:span></text:a><text:span text:style-name="HTML_20_Code"><text:span text:style-name="T6">,</text:span></text:span><text:span text:style-name="T8"> </text:span><text:a xlink:type="simple" xlink:href="https://docs.microsoft.com/zh-tw/cpp/c-language/alignment-c?view=msvc-160#alignof-and-_alignof-c11" text:style-name="ListLabel_20_5" text:visited-style-name="ListLabel_20_5"><text:span text:style-name="HTML_20_Code"><text:span text:style-name="T7">_Alignof</text:span></text:span></text:a><text:span text:style-name="HTML_20_Code"><text:span text:style-name="T6">,</text:span></text:span><text:span text:style-name="T8"> </text:span><text:span text:style-name="HTML_20_Code"><text:span text:style-name="T6">_Atomic,</text:span></text:span><text:span text:style-name="T8"> </text:span><text:span text:style-name="HTML_20_Code"><text:span text:style-name="T6">_Bool,</text:span></text:span><text:span text:style-name="T8"> </text:span><text:span text:style-name="HTML_20_Code"><text:span text:style-name="T6">_Complex,</text:span></text:span><text:span text:style-name="T8"> </text:span><text:a xlink:type="simple" xlink:href="https://docs.microsoft.com/zh-tw/cpp/c-language/generic_selection?view=msvc-160" text:style-name="ListLabel_20_5" text:visited-style-name="ListLabel_20_5"><text:span text:style-name="HTML_20_Code"><text:span text:style-name="T7">_Generic</text:span></text:span></text:a><text:span text:style-name="HTML_20_Code"><text:span text:style-name="T6">,</text:span></text:span><text:span text:style-name="T8"> </text:span><text:span text:style-name="HTML_20_Code"><text:span text:style-name="T6">_Imaginary,_Noreturn,</text:span></text:span><text:span text:style-name="T8"> </text:span><text:span text:style-name="HTML_20_Code"><text:span text:style-name="T6">_Static_assert,_Thread_local</text:span></text:span></text:p>
      <text:p text:style-name="Standard"><text:span text:style-name="HTML_20_Code"><text:span text:style-name="T10">其中裡面我們又可以分出幾個subset:</text:span></text:span></text:p>
      <text:list xml:id="list1263869237" text:style-name="WWNum2">
        <text:list-item>
          <text:p text:style-name="P26"><text:span text:style-name="HTML_20_Code"><text:span text:style-name="T10">Data type (所支援的資料型態):</text:span></text:span></text:p>
        </text:list-item>
      </text:list>
      <text:p text:style-name="P15"><text:span text:style-name="HTML_20_Code"><text:span text:style-name="T10">char, double, float, int, long, short,</text:span></text:span><text:span text:style-name="T11"> </text:span><text:span text:style-name="HTML_20_Code"><text:span text:style-name="T10">signed, unsigned,</text:span></text:span><text:span text:style-name="T11"> </text:span><text:span text:style-name="HTML_20_Code"><text:span text:style-name="T10">void</text:span></text:span></text:p>
      <text:list xml:id="list134850716998627" text:continue-numbering="true" text:style-name="WWNum2">
        <text:list-item>
          <text:p text:style-name="P26"><text:span text:style-name="HTML_20_Code"><text:span text:style-name="T10">Struct or Union(產生新資料型態的方法): </text:span></text:span></text:p>
        </text:list-item>
      </text:list>
      <text:p text:style-name="P15"><text:span text:style-name="HTML_20_Code"><text:span text:style-name="T10">struct, union</text:span></text:span></text:p>
      <text:list xml:id="list134852274378234" text:continue-numbering="true" text:style-name="WWNum2">
        <text:list-item>
          <text:p text:style-name="P26"><text:span text:style-name="HTML_20_Code"><text:span text:style-name="T10">Storage Class Specifier(變量(全域或區域)): <text:s text:c="2"/></text:span></text:span></text:p>
        </text:list-item>
      </text:list>
      <text:p text:style-name="P15"><text:span text:style-name="HTML_20_Code"><text:span text:style-name="T10">auto, enum, register, static</text:span></text:span></text:p>
      <text:list xml:id="list134850853245867" text:continue-numbering="true" text:style-name="WWNum2">
        <text:list-item>
          <text:p text:style-name="P26"><text:span text:style-name="HTML_20_Code"><text:span text:style-name="T10">For loop and while(迴圈):</text:span></text:span></text:p>
        </text:list-item>
      </text:list>
      <text:p text:style-name="P15"><text:span text:style-name="HTML_20_Code"><text:span text:style-name="T10">for, while</text:span></text:span></text:p>
      <text:list xml:id="list134850649916036" text:continue-numbering="true" text:style-name="WWNum2">
        <text:list-item>
          <text:p text:style-name="P26"><text:span text:style-name="HTML_20_Code"><text:span text:style-name="T10">If-then-else(條件):</text:span></text:span></text:p>
        </text:list-item>
      </text:list>
      <text:p text:style-name="P15"><text:span text:style-name="HTML_20_Code"><text:span text:style-name="T10">if, else</text:span></text:span></text:p>
      <text:list xml:id="list134850933175950" text:continue-numbering="true" text:style-name="WWNum2">
        <text:list-item>
          <text:p text:style-name="P26"><text:span text:style-name="HTML_20_Code"><text:span text:style-name="T10">Jump statement(跳躍或返回):</text:span></text:span></text:p>
        </text:list-item>
      </text:list>
      <text:p text:style-name="P15"><text:span text:style-name="HTML_20_Code"><text:span text:style-name="T10">goto, continue, break, return</text:span></text:span></text:p>
      <text:list xml:id="list134850869821776" text:continue-numbering="true" text:style-name="WWNum2">
        <text:list-item>
          <text:p text:style-name="P26"><text:span text:style-name="HTML_20_Code"><text:span text:style-name="T10">type qualifier(型態限定):</text:span></text:span></text:p>
        </text:list-item>
      </text:list>
      <text:p text:style-name="P15"><text:span text:style-name="HTML_20_Code"><text:span text:style-name="T10">const, volatile</text:span></text:span></text:p>
      <text:list xml:id="list134852194854629" text:continue-numbering="true" text:style-name="WWNum2">
        <text:list-item>
          <text:p text:style-name="P26"><text:span text:style-name="HTML_20_Code"><text:span text:style-name="T10">剩下的keyword</text:span></text:span></text:p>
        </text:list-item>
      </text:list>
      <text:p text:style-name="P16"><text:span text:style-name="HTML_20_Code"/></text:p>
      <text:p text:style-name="P16"><text:span text:style-name="HTML_20_Code"/></text:p>
      <text:p text:style-name="P16"><text:span text:style-name="HTML_20_Code"/></text:p>
      <text:list xml:id="list134852244813240" text:continue-list="list1044435" text:style-name="WWNum1">
        <text:list-item>
          <text:p text:style-name="P24"><text:soft-page-break/>Program statement(支援的運算):</text:p>
        </text:list-item>
      </text:list>
      <text:p text:style-name="P10">有包含以下幾種</text:p>
      <text:list xml:id="list2098416702" text:style-name="WWNum3">
        <text:list-item>
          <text:p text:style-name="P27">Pointer operators(指標運算子):</text:p>
        </text:list-item>
      </text:list>
      <text:p text:style-name="P22">(|'*'('*')*|'&amp;' | '-&gt;' | '.' | '-&gt;*' | '.*')</text:p>
      <text:list xml:id="list134851500199439" text:continue-numbering="true" text:style-name="WWNum3">
        <text:list-item>
          <text:p text:style-name="P27">Arithmetic Operators(算術運算子):</text:p>
        </text:list-item>
      </text:list>
      <text:p text:style-name="P22">('+' | '-' |'*'| '/' | '%' | '++' | '--');</text:p>
      <text:list xml:id="list134850466252888" text:continue-numbering="true" text:style-name="WWNum3">
        <text:list-item>
          <text:p text:style-name="P27">Comparision Operators(比較運算子):</text:p>
        </text:list-item>
      </text:list>
      <text:p text:style-name="P18">('==' | '!=' | '&gt;'| '&lt;' | '&lt;=' | '&gt;=')</text:p>
      <text:list xml:id="list134851829494235" text:continue-numbering="true" text:style-name="WWNum3">
        <text:list-item>
          <text:p text:style-name="P27">Logical Operators(邏輯運算子):</text:p>
        </text:list-item>
      </text:list>
      <text:p text:style-name="P18">('!' | '||' | '&amp;&amp;')</text:p>
      <text:list xml:id="list134851111578531" text:continue-numbering="true" text:style-name="WWNum3">
        <text:list-item>
          <text:p text:style-name="P27">Bitwise operators(位元運算子):</text:p>
        </text:list-item>
      </text:list>
      <text:p text:style-name="P18">('&amp;' | '|' | '^' | '&lt;&lt;' | '&gt;&gt;')</text:p>
      <text:list xml:id="list134850741798588" text:continue-numbering="true" text:style-name="WWNum3">
        <text:list-item>
          <text:p text:style-name="P27">Assignment Operators (設定 or指派運算子):</text:p>
        </text:list-item>
      </text:list>
      <text:p text:style-name="P22">('=' | '+=' | <text:s/>'-=' | '/=' | '*=' | '%=' | '&amp;=' | '|=' | '^=' | '&lt;&lt;=' | '&gt;&gt;=')</text:p>
      <text:p text:style-name="P13"/>
      <text:list xml:id="list134851238658164" text:continue-list="list134852244813240" text:style-name="WWNum1">
        <text:list-item>
          <text:p text:style-name="P24">Parentheses (括號):</text:p>
        </text:list-item>
      </text:list>
      <text:p text:style-name="P10">有涵蓋以下類型的括號</text:p>
      <text:list xml:id="list1541427647" text:style-name="WWNum4">
        <text:list-item>
          <text:p text:style-name="P28">Parenthesis(小括號): ( , )</text:p>
        </text:list-item>
        <text:list-item>
          <text:p text:style-name="P28">Square_brackets(中括號): [ ,]</text:p>
        </text:list-item>
        <text:list-item>
          <text:p text:style-name="P29">Curly_bracket(大括號): { ,}</text:p>
        </text:list-item>
      </text:list>
      <text:p text:style-name="P7"/>
      <text:list xml:id="list134851114991598" text:continue-list="list134851238658164" text:style-name="WWNum1">
        <text:list-item>
          <text:p text:style-name="P25">String(字串):</text:p>
        </text:list-item>
      </text:list>
      <text:p text:style-name="P11">在兩個雙引號(””)之間的所有字組合</text:p>
      <text:p text:style-name="P11"/>
      <text:list xml:id="list134851527982122" text:continue-numbering="true" text:style-name="WWNum1">
        <text:list-item>
          <text:p text:style-name="P25">Comment(註解):</text:p>
        </text:list-item>
      </text:list>
      <text:p text:style-name="P11">兩種註解方法:</text:p>
      <text:list xml:id="list3052584641" text:style-name="WWNum5">
        <text:list-item>
          <text:p text:style-name="P30">在 /* 與 */ 之間的所有字組合</text:p>
        </text:list-item>
        <text:list-item>
          <text:p text:style-name="P30">在//後的所有字組合(遇到換行時結束)</text:p>
        </text:list-item>
      </text:list>
      <text:p text:style-name="P14"/>
      <text:p text:style-name="P14"/>
      <text:p text:style-name="P14"/>
      <text:p text:style-name="P19"/>
      <text:p text:style-name="P21"><text:soft-page-break/><text:span text:style-name="T4">6. </text:span><text:span text:style-name="T3">Identifier(識別字):</text:span></text:p>
      <text:p text:style-name="P6"><text:span text:style-name="T5">開頭為</text:span><text:span text:style-name="T12">英文字母</text:span><text:span text:style-name="T5">中間可為</text:span><text:span text:style-name="T12">英文或數字</text:span><text:span text:style-name="T5">的字 </text:span></text:p>
      <text:p text:style-name="P7">如:變數或函數</text:p>
      <text:p text:style-name="P7">Ps.變數名稱是獨特的 只會有一個</text:p>
      <text:p text:style-name="P7">程式可包含多個函式 或</text:p>
      <text:p text:style-name="P7">只有一個main function 或</text:p>
      <text:p text:style-name="P7">只有一個main function，再加上多個函式</text:p>
      <text:p text:style-name="P8"/>
      <text:p text:style-name="P21"><text:span text:style-name="T4">7. </text:span><text:span text:style-name="T3">Number (數字):</text:span></text:p>
      <text:list xml:id="list744901214" text:style-name="WWNum6">
        <text:list-item>
          <text:p text:style-name="P31">FLOAT_NUM(浮點數)</text:p>
        </text:list-item>
        <text:list-item>
          <text:p text:style-name="P31">OCTAL_NUM(八進位數)</text:p>
        </text:list-item>
        <text:list-item>
          <text:p text:style-name="P31">DECIMAL_NUM(十進位數)</text:p>
        </text:list-item>
        <text:list-item>
          <text:p text:style-name="P31">HEX_NUM(十六進位數)</text:p>
        </text:list-item>
      </text:list>
      <text:p text:style-name="P20"/>
      <text:p text:style-name="P21"><text:span text:style-name="T4">8. </text:span><text:span text:style-name="T3">Ws ,newline and others (空白 換行與其他符號):</text:span></text:p>
      <text:list xml:id="list2662059682" text:style-name="WWNum7">
        <text:list-item>
          <text:p text:style-name="P32">Colon(冒號)</text:p>
        </text:list-item>
        <text:list-item>
          <text:p text:style-name="P32">Comma(逗號)</text:p>
        </text:list-item>
        <text:list-item>
          <text:p text:style-name="P32">Semicolon(分號)</text:p>
        </text:list-item>
        <text:list-item>
          <text:p text:style-name="P32">Ws(空白與換行)</text:p>
        </text:list-item>
      </text:list>
      <text:p text:style-name="P4"/>
      <text:p text:style-name="P12"/>
      <text:p text:style-name="P7"/>
      <text:p text:style-name="P4"/>
      <text:p text:style-name="P2"/>
      <text:p text:style-name="P2"/>
      <text:p text:style-name="P3"><text:span text:style-name="HTML_20_Code"/></text:p>
      <text:p text:style-name="P15"><text:span text:style-name="HTML_20_Code"><text:span text:style-name="T10"><text:s/></text:span></text:span></text:p>
      <text:p text:style-name="P17"><text:span text:style-name="HTML_20_Code"/></text:p>
      <text:p text:style-name="P17"><text:span text:style-name="HTML_20_Code"/></text:p>
      <text:p text:style-name="P3"><text:span text:style-name="HTML_20_Code"/></text:p>
      <text:p text:style-name="P3"><text:span text:style-name="HTML_20_Code"/></text:p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0pt" style:language-asian="zh" style:country-asian="TW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US" style:letter-kerning="true" style:font-name-asian="新細明體1" style:font-size-asian="10pt" style:language-asian="zh" style:country-asian="TW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ListLabel_20_1" style:display-name="ListLabel 1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style:style style:name="ListLabel_20_3" style:display-name="ListLabel 3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style:style style:name="ListLabel_20_4" style:display-name="ListLabel 4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style:style style:name="ListLabel_20_5" style:display-name="ListLabel 5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7:17:00</meta:creation-date>
    <meta:initial-creator>書齊 余</meta:initial-creator>
    <dc:language>en-US</dc:language>
    <dc:date>2021-03-28T13:48:49.986246086</dc:date>
    <meta:editing-cycles>19</meta:editing-cycles>
    <meta:editing-duration>PT9H35M13S</meta:editing-duration>
    <meta:generator>LibreOffice/6.0.7.3$Linux_X86_64 LibreOffice_project/00m0$Build-3</meta:generator>
    <meta:document-statistic meta:table-count="0" meta:image-count="0" meta:object-count="0" meta:page-count="3" meta:paragraph-count="65" meta:word-count="600" meta:character-count="1798" meta:non-whitespace-character-count="1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